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7.25pt" officeooo:paragraph-rsid="0019ce9f"/>
    </style:style>
    <style:style style:name="P2" style:family="paragraph" style:parent-style-name="Standard">
      <style:text-properties style:font-name="Liberation Serif" fo:font-size="15pt" officeooo:paragraph-rsid="0019ce9f"/>
    </style:style>
    <style:style style:name="P3" style:family="paragraph" style:parent-style-name="Standard">
      <style:text-properties style:font-name="Liberation Serif" fo:font-size="15pt" officeooo:rsid="001b7042" officeooo:paragraph-rsid="001b7042"/>
    </style:style>
    <style:style style:name="P4" style:family="paragraph" style:parent-style-name="Standard" style:list-style-name="L1">
      <style:text-properties style:font-name="Liberation Serif" fo:font-size="15pt" officeooo:paragraph-rsid="0019ce9f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5pt" officeooo:rsid="001b7042" officeooo:paragraph-rsid="001e5477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1e5477" style:font-size-asian="16pt" style:font-weight-asian="bold" style:font-size-complex="16pt" style:font-weight-complex="bold"/>
    </style:style>
    <style:style style:name="P7" style:family="paragraph" style:parent-style-name="Standard" style:list-style-name="L2">
      <style:text-properties style:font-name="Liberation Serif" fo:font-size="12pt" officeooo:paragraph-rsid="001e5477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b7042" officeooo:paragraph-rsid="001e5477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e5477" style:font-size-asian="12pt" style:font-size-complex="12pt"/>
    </style:style>
    <style:style style:name="T1" style:family="text">
      <style:text-properties officeooo:rsid="003415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igenständigkeitserklärung</text:p>
      <text:p text:style-name="P9"/>
      <text:p text:style-name="P9"/>
      <text:p text:style-name="P9"/>
      <text:p text:style-name="P9"/>
      <text:p text:style-name="P9">Ich erkläre hiermit, dass </text:p>
      <text:p text:style-name="P9"/>
      <text:list xml:id="list2152022034" text:style-name="L2">
        <text:list-item>
          <text:p text:style-name="P7">ich die vorliegende wissenschaftliche Arbeit selbständig und ohne unerlaubte Hilfe angefertigt habe, </text:p>
        </text:list-item>
        <text:list-item>
          <text:p text:style-name="P7">ich andere als die angegebenen Quellen und Hilfsmittel nicht benutzt habe,</text:p>
        </text:list-item>
        <text:list-item>
          <text:p text:style-name="P7">ich die den benutzten Quellen wörtlich oder inhaltlich entnommenen Stellen als solche kenntlich gemacht habe, </text:p>
        </text:list-item>
        <text:list-item>
          <text:p text:style-name="P7">die Arbeit in gleicher oder ähnlicher Form noch keiner anderen Prüfbehörde vorgelegen hat. </text:p>
        </text:list-item>
      </text:list>
      <text:p text:style-name="P9"/>
      <text:p text:style-name="P9"/>
      <text:p text:style-name="P8">Berlin, 02.09.2019 <text:s text:c="11"/>_____________________________</text:p>
      <text:p text:style-name="P8"><text:tab/><text:tab/><text:tab/><text:tab/><text:tab/><text:tab/>Till Roßberg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53:51.352000000</meta:creation-date>
    <dc:date>2019-08-30T09:19:59.314000000</dc:date>
    <meta:editing-duration>PT2H10M27S</meta:editing-duration>
    <meta:editing-cycles>4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8" meta:word-count="65" meta:character-count="509" meta:non-whitespace-character-count="435"/>
  </office:meta>
</office:document-meta>
</file>